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3399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bd1c" officeooo:paragraph-rsid="0012bd1c"/>
    </style:style>
    <style:style style:name="P2" style:family="paragraph" style:parent-style-name="Table_20_Heading">
      <style:text-properties officeooo:rsid="0014861f" officeooo:paragraph-rsid="0014861f"/>
    </style:style>
    <style:style style:name="P3" style:family="paragraph" style:parent-style-name="Heading_20_1">
      <style:text-properties officeooo:paragraph-rsid="0018810d"/>
    </style:style>
    <style:style style:name="P4" style:family="paragraph" style:parent-style-name="Table_20_Contents">
      <style:text-properties officeooo:rsid="0014861f" officeooo:paragraph-rsid="0014861f"/>
    </style:style>
    <style:style style:name="P5" style:family="paragraph" style:parent-style-name="Table_20_Contents">
      <style:paragraph-properties fo:text-align="end" style:justify-single-word="false"/>
      <style:text-properties officeooo:rsid="0014861f" officeooo:paragraph-rsid="0014861f"/>
    </style:style>
    <style:style style:name="P6" style:family="paragraph" style:parent-style-name="Table_20_Contents">
      <style:paragraph-properties fo:text-align="center" style:justify-single-word="false"/>
      <style:text-properties officeooo:rsid="0014861f" officeooo:paragraph-rsid="001486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officeooo:rsid="0013bf1f"/>
    </style:style>
    <style:style style:name="T5" style:family="text">
      <style:text-properties officeooo:rsid="00159176"/>
    </style:style>
    <style:style style:name="T6" style:family="text">
      <style:text-properties fo:color="#000099" fo:font-weight="bold" style:font-weight-asian="bold" style:font-weight-complex="bold"/>
    </style:style>
    <style:style style:name="T7" style:family="text">
      <style:text-properties officeooo:rsid="001881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e demande d'examen médical.</text:p>
      <text:p text:style-name="P1"/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2">Examen</text:p>
            </table:table-cell>
            <table:table-cell table:style-name="Tableau1.A1" office:value-type="string">
              <text:p text:style-name="P2">Date</text:p>
            </table:table-cell>
            <table:table-cell table:style-name="Tableau1.C1" office:value-type="string">
              <text:p text:style-name="P2">Prix</text:p>
            </table:table-cell>
          </table:table-row>
        </table:table-header-rows>
        <table:table-row>
          <table:table-cell table:style-name="Tableau1.B2" office:value-type="string">
            <text:p text:style-name="P4">{{EXAMEN<text:span text:style-name="T7">[]</text:span>/}}</text:p>
          </table:table-cell>
          <table:table-cell table:style-name="Tableau1.B2" office:value-type="string">
            <text:p text:style-name="P6">{{DATE/}}</text:p>
          </table:table-cell>
          <table:table-cell table:style-name="Tableau1.C2" office:value-type="string">
            <text:p text:style-name="P5">{{PRIX/}}</text:p>
          </table:table-cell>
        </table:table-row>
      </table:table>
      <text:p text:style-name="P1"/>
      <text:p text:style-name="P1"/>
      <text:p text:style-name="P1">{{PRISE-DE-SANG}}<text:span text:style-name="T4">Pas cool.</text:span></text:p>
      <text:p text:style-name="P1">Tout ceci concerne la prise de <text:span text:style-name="T2">sang</text:span>. C'est de la folie !</text:p>
      <text:h text:style-name="P3" text:outline-level="1"><text:span text:style-name="T5">Titre fou</text:span></text:h>
      <text:p text:style-name="Standard">{{/PRISE-DE-SANG}}</text:p>
      <text:p text:style-name="P1"/>
      <text:p text:style-name="P1">C'est pour madame <text:span text:style-name="T3">{{NAME/}}</text:span> qui habite à {{VI<text:span text:style-name="T6">LLA</text:span>GE/}}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lokoban </meta:initial-creator>
    <meta:creation-date>2016-11-25T19:03:40.318401640</meta:creation-date>
    <dc:date>2016-11-26T01:35:14.090775480</dc:date>
    <dc:creator>Tolokoban </dc:creator>
    <meta:editing-duration>PT6H25M36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12" meta:word-count="37" meta:character-count="246" meta:non-whitespace-character-count="221"/>
  </office:meta>
</office:document-meta>
</file>